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paragraph-rsid="0030b1a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2be1f9" officeooo:paragraph-rsid="0030b1a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2be1f9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2c8b09" officeooo:paragraph-rsid="002be1f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e1f9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b1a2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be1f9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be1f9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a3c9c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768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2be1f9" style:font-size-asian="12pt" style:font-size-complex="12pt"/>
    </style:style>
    <style:style style:name="T8" style:family="text">
      <style:text-properties style:font-name="Arial" fo:font-size="12pt" officeooo:rsid="00387a5e" style:font-size-asian="12pt" style:font-size-complex="12pt"/>
    </style:style>
    <style:style style:name="T9" style:family="text">
      <style:text-properties style:font-name="Arial" fo:font-size="12pt" officeooo:rsid="001be0e5" style:font-size-asian="12pt" style:font-name-complex="Arial" style:font-size-complex="12pt"/>
    </style:style>
    <style:style style:name="T10" style:family="text">
      <style:text-properties style:font-name="Arial" fo:font-size="12pt" officeooo:rsid="002be1f9" style:font-size-asian="12pt" style:font-name-complex="Arial" style:font-size-complex="12pt"/>
    </style:style>
    <style:style style:name="T11" style:family="text">
      <style:text-properties style:font-name="Arial" fo:font-size="12pt" officeooo:rsid="00240602" style:font-name-complex="Arial" style:font-size-complex="12pt"/>
    </style:style>
    <style:style style:name="T12" style:family="text">
      <style:text-properties style:font-name="Arial" fo:font-size="12pt" fo:font-style="normal" style:text-underline-style="none" fo:font-weight="normal" officeooo: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2013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3a3c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officeooo:rsid="002be1f9" style:font-name-complex="Arial"/>
    </style:style>
    <style:style style:name="T16" style:family="text">
      <style:text-properties style:font-name="Arial" officeooo:rsid="001be0e5" style:font-name-complex="Arial"/>
    </style:style>
    <style:style style:name="T17" style:family="text">
      <style:text-properties style:font-name="Arial" officeooo:rsid="0030b1a2" style:font-name-complex="Arial"/>
    </style:style>
    <style:style style:name="T18" style:family="text">
      <style:text-properties style:font-name="Arial" officeooo:rsid="003a3c9c" style:font-name-complex="Arial"/>
    </style:style>
    <style:style style:name="T19" style:family="text">
      <style:text-properties style:font-name="Arial" fo:font-weight="bold" officeooo:rsid="001be0e5" style:font-weight-asian="bold" style:font-name-complex="Arial" style:font-weight-complex="bold"/>
    </style:style>
    <style:style style:name="T20" style:family="text">
      <style:text-properties style:font-name="Arial" officeooo:rsid="002be1f9"/>
    </style:style>
    <style:style style:name="T21" style:family="text">
      <style:text-properties style:font-name="Arial" officeooo:rsid="0030b1a2"/>
    </style:style>
    <style:style style:name="T22" style:family="text">
      <style:text-properties style:font-name="Arial" officeooo:rsid="003a3c9c"/>
    </style:style>
    <style:style style:name="T23" style:family="text">
      <style:text-properties style:font-name="Arial" officeooo:rsid="003a56cd"/>
    </style:style>
    <style:style style:name="T24" style:family="text">
      <style:text-properties officeooo:rsid="002be1f9"/>
    </style:style>
    <style:style style:name="T25" style:family="text">
      <style:text-properties fo:color="#800000" style:font-name="Arial" fo:font-weight="bold" officeooo:rsid="001be0e5" style:font-weight-asian="bold" style:font-name-complex="Arial" style:font-weight-complex="bold"/>
    </style:style>
    <style:style style:name="T26" style:family="text">
      <style:text-properties officeooo:rsid="0030b1a2"/>
    </style:style>
    <style:style style:name="T27" style:family="text">
      <style:text-properties style:font-name="Times New Roman" fo:font-size="10.5pt" fo:font-style="normal" style:text-underline-style="none" fo:font-weight="normal" officeooo: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8" style:family="text">
      <style:text-properties officeooo:rsid="00387a5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14">UT2. <text:span text:style-name="T24">Prueba teórico-práctica 1/2</text:span></text:p>
      <text:h text:style-name="P23" text:outline-level="1"><text:span text:style-name="T24">Sistemas</text:span> de cableado estructurado</text:h>
      <text:p text:style-name="P1"/>
      <text:p text:style-name="P13">Realiza los siguientes ejercicios</text:p>
      <text:p text:style-name="P5"/>
      <text:p text:style-name="P12">Ejercicio 1. Incumplimientos de la norma</text:p>
      <text:p text:style-name="P9"><text:span text:style-name="Source_20_Text"><text:span text:style-name="T11"/></text:span></text:p>
      <text:p text:style-name="P2"><text:span text:style-name="Source_20_Text"><text:span text:style-name="T15">D</text:span></text:span><text:span text:style-name="Source_20_Text"><text:span text:style-name="T16">eterminar para cada caso los </text:span></text:span><text:span text:style-name="Source_20_Text"><text:span text:style-name="T25">incumplimientos</text:span></text:span><text:span text:style-name="Source_20_Text"><text:span text:style-name="T16">, si los hay, de la normativa de cableado estructurado vigente en nuestro país y proponer los </text:span></text:span><text:span text:style-name="Source_20_Text"><text:span text:style-name="T19">cambios</text:span></text:span><text:span text:style-name="Source_20_Text"><text:span text:style-name="T16"> oportunos.</text:span></text:span></text:p>
      <text:p text:style-name="P2"><text:span text:style-name="Source_20_Text"><text:span text:style-name="T9"/></text:span></text:p>
      <text:p text:style-name="P4"><text:span text:style-name="T24">a)</text:span> "...Todo el cableado horizontal se realizará con cable <text:span text:style-name="T24">UTP de</text:span> categoría <text:span text:style-name="T28">6</text:span>, el cable de alimentación eléctrica de las distintas tomas de corriente <text:s/>será <text:span text:style-name="T28">no-</text:span>pantallado..."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5"/>
          </table:table-cell>
        </table:table-row>
      </table:table>
      <text:p text:style-name="P10"><text:span text:style-name="Source_20_Text"><text:span text:style-name="T13"/></text:span></text:p>
      <text:p text:style-name="P11"><text:span text:style-name="Source_20_Text"><text:span text:style-name="T10">b) </text:span></text:span><text:span text:style-name="Source_20_Text"><text:span text:style-name="T7">...En el subsistema horizontal todos los cables (tanto eléctricos como de red) irán </text:span></text:span><text:span text:style-name="Source_20_Text"><text:span text:style-name="T8">en diferentes bandejas. Las bandejas tendrán una separación entre si de 15 cm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/>
          </table:table-cell>
        </table:table-row>
      </table:table>
      <text:p text:style-name="P11"><text:span text:style-name="Source_20_Text"><text:span text:style-name="T7"/></text:span></text:p>
      <text:p text:style-name="P7">c)...En el subsistema horizontal, <text:span text:style-name="T28">habrá una roseta en el cuarto de maquinas. Para evitar interferencias el cable es separado 1 metro del motor eléctrico del ascensor que se encuentra en dicho cuarto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7"/>
          </table:table-cell>
        </table:table-row>
      </table:table>
      <text:p text:style-name="P6"><text:span text:style-name="Source_20_Text"><text:span text:style-name="T27"/></text:span></text:p>
      <text:p text:style-name="P6"/>
      <text:p text:style-name="P6"><text:span text:style-name="T26">d)</text:span>"...Se aprovechará las rosetas existentes de <text:span text:style-name="T24">clase</text:span> <text:span text:style-name="T28">D</text:span> dado que se encuentran en buen estado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/>
          </table:table-cell>
        </table:table-row>
      </table:table>
      <text:p text:style-name="P2"><text:span text:style-name="Source_20_Text"><text:span text:style-name="T6"/></text:span></text:p>
      <text:p text:style-name="P4"><text:span text:style-name="Source_20_Text"><text:span text:style-name="T21">e</text:span></text:span><text:span text:style-name="Source_20_Text"><text:span text:style-name="T20">) “...</text:span></text:span><text:span text:style-name="Source_20_Text"><text:span text:style-name="T23">En los armarios de comunicaciones se dejará un espacio de 1 metro libre alrededor de las puertas para maniobrar con comodidad.</text:span></text:span><text:span text:style-name="Source_20_Text"><text:span text:style-name="T20">..”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/>
          </table:table-cell>
        </table:table-row>
      </table:table>
      <text:p text:style-name="P4"><text:span text:style-name="Source_20_Text"><text:span text:style-name="T12"/></text:span></text:p>
      <text:p text:style-name="P4"><text:span text:style-name="Source_20_Text"><text:span text:style-name="T17">f</text:span></text:span><text:span text:style-name="Source_20_Text"><text:span text:style-name="T15">) “...El cuarto de telecomunicaciones de la planta baja se </text:span></text:span><text:span text:style-name="Source_20_Text"><text:span text:style-name="T18">mantendrá permanentemente entre 15 y 30 grados centígrados, la humedad relativa por debajo del 65% y se realizará un cambio completo de aire cada dos horas...</text:span></text:span><text:span text:style-name="Source_20_Text"><text:span text:style-name="T15">”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18"/>
          </table:table-cell>
        </table:table-row>
      </table:table>
      <text:p text:style-name="P4"><text:span text:style-name="Source_20_Text"><text:span text:style-name="T12"/></text:span></text:p>
      <text:p text:style-name="P4"><text:span text:style-name="Source_20_Text"><text:span text:style-name="T17">g</text:span></text:span><text:span text:style-name="Source_20_Text"><text:span text:style-name="T15">) “...Los distribuidores de planta se interconectarán de la siguiente forma:</text:span></text:span></text:p>
      <text:list xml:id="list1172185598534618550" text:style-name="L1">
        <text:list-item>
          <text:p text:style-name="P20"><text:span text:style-name="Source_20_Text"><text:span text:style-name="T12">El distribuidor de la segunda planta se conectará con el distribuidor del edificio y con el de la tercera planta.</text:span></text:span></text:p>
        </text:list-item>
        <text:list-item>
          <text:p text:style-name="P20"><text:span text:style-name="Source_20_Text"><text:span text:style-name="T12">El distribuidor de la primera planta se conectará con el distribuidor del edificio.</text:span></text:span></text:p>
        </text:list-item>
        <text:list-item>
          <text:p text:style-name="P21"><text:span text:style-name="Source_20_Text"><text:span text:style-name="T14">El distribuidor de la tercera planta se conectará con el del edificio y con el de la primera planta</text:span></text:span></text:p>
        </text:list-item>
      </text:list>
      <text:p text:style-name="P8"><text:span text:style-name="Source_20_Text"><text:span text:style-name="T12">...”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/>
          </table:table-cell>
        </table:table-row>
      </table:table>
      <text:p text:style-name="P8"><text:span text:style-name="Source_20_Text"><text:span text:style-name="T12"><text:s/>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74768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3">E2</text:span><text:span text:style-name="MT1">. </text:span><text:span text:style-name="MT3">Prueba práctica. Sistemas de c</text:span><text:span text:style-name="MT1">ableado estructurado </text:span><text:span text:style-name="MT4">1/2</text:span><text:span text:style-name="MT5"><text:tab/></text:span><text:span text:style-name="MT5"><draw:frame draw:style-name="Mfr1" draw:name="gráficos1" text:anchor-type="as-char" svg:width="2.335cm" svg:height="0.818cm" draw:z-index="1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4-12-01T08:41:22.377878022</dc:date>
    <meta:print-date>2007-05-15T10:21:03</meta:print-date>
    <meta:editing-cycles>45</meta:editing-cycles>
    <meta:editing-duration>PT7H46M5S</meta:editing-duration>
    <dc:creator>ivan </dc:creator>
    <meta:document-statistic meta:table-count="7" meta:image-count="1" meta:object-count="0" meta:page-count="2" meta:paragraph-count="19" meta:word-count="278" meta:character-count="1745" meta:non-whitespace-character-count="1484"/>
    <meta:user-defined meta:name="Info 1"/>
    <meta:user-defined meta:name="Info 2"/>
    <meta:user-defined meta:name="Info 3"/>
    <meta:user-defined meta:name="Info 4"/>
  </office:meta>
</office:document-meta>
</file>